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63c7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⭐ <text:span text:style-name="Strong_20_Emphasis">DAY 1</text:span><text:span text:style-name="Strong_20_Emphasis"><text:span text:style-name="T1">6</text:span></text:span><text:span text:style-name="Strong_20_Emphasis">— OBJECTS &amp; OBJECT PATTERNS </text:span></text:h>
      <text:p text:style-name="Horizontal_20_Line"/>
      <text:h text:style-name="Heading_20_1" text:outline-level="1">🔥 <text:span text:style-name="Strong_20_Emphasis">1. What is an Object? </text:span></text:h>
      <text:p text:style-name="Text_20_body">An <text:span text:style-name="Strong_20_Emphasis">object</text:span> in JavaScript is a <text:span text:style-name="Strong_20_Emphasis">collection of key–value pairs</text:span> used to store structured data.<text:line-break/>Each entry inside an object is called a <text:span text:style-name="Strong_20_Emphasis">property</text:span>, and every property has:</text:p>
      <text:list xml:id="list1303884821" text:style-name="L1">
        <text:list-item>
          <text:p text:style-name="P1">a <text:span text:style-name="Strong_20_Emphasis">key</text:span> (identifier)</text:p>
        </text:list-item>
        <text:list-item>
          <text:p text:style-name="P1">a <text:span text:style-name="Strong_20_Emphasis">value</text:span> (data)</text:p>
        </text:list-item>
      </text:list>
      <text:p text:style-name="Text_20_body">Objects allow us to group related information together.</text:p>
      <text:h text:style-name="Heading_20_3" text:outline-level="3">✔ Real-Life Analogy</text:h>
      <text:p text:style-name="Text_20_body">Think of an object as a <text:span text:style-name="Strong_20_Emphasis">profile card</text:span> or a <text:span text:style-name="Strong_20_Emphasis">real-world entity</text:span>:<text:line-break/>A “person” has a name, age, city, skills.<text:line-break/>All these properties together form the complete object.</text:p>
      <text:p text:style-name="Horizontal_20_Line"/>
      <text:h text:style-name="Heading_20_2" text:outline-level="2">✔ Object Literal Example</text:h>
      <text:p text:style-name="Preformatted_20_Text"><text:span text:style-name="Source_20_Text">const person = {</text:span></text:p>
      <text:p text:style-name="Preformatted_20_Text"><text:span text:style-name="Source_20_Text"><text:s text:c="2"/>name: 'Ravi',</text:span></text:p>
      <text:p text:style-name="Preformatted_20_Text"><text:span text:style-name="Source_20_Text"><text:s text:c="2"/>age: 22,</text:span></text:p>
      <text:p text:style-name="Preformatted_20_Text"><text:span text:style-name="Source_20_Text"><text:s text:c="2"/>city: 'Mumbai'</text:span></text:p>
      <text:p text:style-name="P11"><text:span text:style-name="Source_20_Text">};</text:span></text:p>
      <text:h text:style-name="Heading_20_3" text:outline-level="3"/>
      <text:p text:style-name="Horizontal_20_Line"/>
      <text:h text:style-name="Heading_20_1" text:outline-level="1">🧩 <text:span text:style-name="Strong_20_Emphasis">2. Accessing Object Properties</text:span></text:h>
      <text:p text:style-name="Text_20_body">There are <text:span text:style-name="Strong_20_Emphasis">two ways</text:span> to access object properties:</text:p>
      <text:p text:style-name="Horizontal_20_Line"/>
      <text:h text:style-name="Heading_20_2" text:outline-level="2"><text:soft-page-break/>✔ 2.1 Dot Notation </text:h>
      <text:p text:style-name="Text_20_body"><text:span text:style-name="Strong_20_Emphasis">Definition:</text:span><text:line-break/>Dot notation accesses properties using a dot (<text:span text:style-name="Source_20_Text">.</text:span>).</text:p>
      <text:p text:style-name="Text_20_body"><text:span text:style-name="Strong_20_Emphasis">Analogy:</text:span><text:line-break/>Like opening a labeled drawer directly: “Shoes”.</text:p>
      <text:p text:style-name="P11"><text:span text:style-name="Source_20_Text">console.log(person.name);</text:span></text:p>
      <text:p text:style-name="Horizontal_20_Line"/>
      <text:h text:style-name="Heading_20_2" text:outline-level="2">✔ 2.2 Bracket Notation</text:h>
      <text:p text:style-name="Text_20_body"><text:span text:style-name="Strong_20_Emphasis">Definition:</text:span><text:line-break/>Bracket notation uses <text:span text:style-name="Source_20_Text">[]</text:span> and supports dynamic keys and keys containing spaces or symbols.</text:p>
      <text:p text:style-name="Text_20_body"><text:span text:style-name="Strong_20_Emphasis">Analogy:</text:span><text:line-break/>Sometimes you write the label yourself before opening the drawer.</text:p>
      <text:p text:style-name="P11"><text:span text:style-name="Source_20_Text">console.log(person['city']);</text:span></text:p>
      <text:h text:style-name="Heading_20_3" text:outline-level="3">Dynamic Access Example:</text:h>
      <text:p text:style-name="Preformatted_20_Text"><text:span text:style-name="Source_20_Text">const key = 'age';</text:span></text:p>
      <text:p text:style-name="P11"><text:span text:style-name="Source_20_Text">console.log(person[key]);</text:span></text:p>
      <text:p text:style-name="Horizontal_20_Line"/>
      <text:h text:style-name="Heading_20_1" text:outline-level="1">🧩 <text:span text:style-name="Strong_20_Emphasis">3. Computed Property Names</text:span></text:h>
      <text:p text:style-name="Text_20_body"><text:span text:style-name="Strong_20_Emphasis">Definition:</text:span><text:line-break/>A computed property name lets you build a key dynamically using variables or expressions.</text:p>
      <text:p text:style-name="Text_20_body"><text:span text:style-name="Strong_20_Emphasis">Analogy:</text:span><text:line-break/>Like generating an Excel column name using a formula (“score_2025”).</text:p>
      <text:h text:style-name="Heading_20_3" text:outline-level="3">Example:</text:h>
      <text:p text:style-name="Preformatted_20_Text"><text:span text:style-name="Source_20_Text">const prop = 'score';</text:span></text:p>
      <text:p text:style-name="Preformatted_20_Text"><text:span text:style-name="Source_20_Text">const player = {</text:span></text:p>
      <text:p text:style-name="Preformatted_20_Text"><text:span text:style-name="Source_20_Text"><text:s text:c="2"/>name: 'Anita',</text:span></text:p>
      <text:p text:style-name="Preformatted_20_Text"><text:span text:style-name="Source_20_Text"><text:s text:c="2"/>[prop + '_2025']: 98</text:span></text:p>
      <text:p text:style-name="P11"><text:span text:style-name="Source_20_Text">};</text:span></text:p>
      <text:p text:style-name="Horizontal_20_Line"/>
      <text:h text:style-name="Heading_20_1" text:outline-level="1"><text:soft-page-break/>🧩 <text:span text:style-name="Strong_20_Emphasis">4. Methods &amp; </text:span><text:span text:style-name="Strong_20_Emphasis"><text:span text:style-name="Source_20_Text">this</text:span></text:span><text:span text:style-name="Strong_20_Emphasis"> Keyword</text:span></text:h>
      <text:h text:style-name="Heading_20_2" text:outline-level="2">✔ What is a Method?</text:h>
      <text:p text:style-name="Text_20_body">A <text:span text:style-name="Strong_20_Emphasis">method</text:span> is a function defined inside an object that operates on the object’s own data.</text:p>
      <text:h text:style-name="Heading_20_3" text:outline-level="3">Example:</text:h>
      <text:p text:style-name="Preformatted_20_Text"><text:span text:style-name="Source_20_Text">const user = {</text:span></text:p>
      <text:p text:style-name="Preformatted_20_Text"><text:span text:style-name="Source_20_Text"><text:s text:c="2"/>name: 'Ravi',</text:span></text:p>
      <text:p text:style-name="Preformatted_20_Text"><text:span text:style-name="Source_20_Text"><text:s text:c="2"/>greet() {</text:span></text:p>
      <text:p text:style-name="Preformatted_20_Text"><text:span text:style-name="Source_20_Text"><text:s text:c="4"/>console.log('Hi, I am ' + this.name);</text:span></text:p>
      <text:p text:style-name="Preformatted_20_Text"><text:span text:style-name="Source_20_Text"><text:s text:c="2"/>}</text:span></text:p>
      <text:p text:style-name="P11"><text:span text:style-name="Source_20_Text">};</text:span></text:p>
      <text:h text:style-name="Heading_20_3" text:outline-level="3"/>
      <text:p text:style-name="Horizontal_20_Line"/>
      <text:h text:style-name="Heading_20_2" text:outline-level="2">❌ Important Warning — Why Not Use Arrow Functions as Methods?</text:h>
      <text:p text:style-name="Text_20_body">Arrow functions do <text:span text:style-name="Strong_20_Emphasis">not</text:span> have their own <text:span text:style-name="Source_20_Text">this</text:span>.<text:line-break/>They inherit <text:span text:style-name="Source_20_Text">this</text:span> from the outer scope, so they cannot correctly refer to object properties.</text:p>
      <text:p text:style-name="Preformatted_20_Text"><text:span text:style-name="Source_20_Text">const obj = {</text:span></text:p>
      <text:p text:style-name="Preformatted_20_Text"><text:span text:style-name="Source_20_Text"><text:s text:c="2"/>name: 'Ravi',</text:span></text:p>
      <text:p text:style-name="Preformatted_20_Text"><text:span text:style-name="Source_20_Text"><text:s text:c="2"/>say: () =&gt; console.log(this.name)</text:span></text:p>
      <text:p text:style-name="Preformatted_20_Text"><text:span text:style-name="Source_20_Text">};</text:span></text:p>
      <text:p text:style-name="P11"><text:span text:style-name="Source_20_Text">obj.say(); // undefined</text:span></text:p>
      <text:p text:style-name="Horizontal_20_Line"/>
      <text:h text:style-name="Heading_20_1" text:outline-level="1">🧩 <text:span text:style-name="Strong_20_Emphasis">5. Destructuring Objects</text:span></text:h>
      <text:p text:style-name="Text_20_body"><text:span text:style-name="Strong_20_Emphasis">Definition:</text:span><text:line-break/>Destructuring allows you to extract specific properties from an object into standalone variables.</text:p>
      <text:h text:style-name="Heading_20_3" text:outline-level="3"/>
      <text:h text:style-name="Heading_20_2" text:outline-level="2">✔ Basic Example</text:h>
      <text:p text:style-name="Preformatted_20_Text"><text:span text:style-name="Source_20_Text">const person = { name: 'Ravi', age: 22 };</text:span></text:p>
      <text:p text:style-name="P11"><text:span text:style-name="Source_20_Text">const { name, age } = person;</text:span></text:p>
      <text:p text:style-name="Text_20_body">L</text:p>
      <text:p text:style-name="Horizontal_20_Line"/>
      <text:h text:style-name="Heading_20_2" text:outline-level="2"><text:soft-page-break/>✔ Renaming + Default Values</text:h>
      <text:p text:style-name="P11"><text:span text:style-name="Source_20_Text">const { name: fullName, country = 'India' } = person;</text:span></text:p>
      <text:p text:style-name="Text_20_body">Line-by-line:</text:p>
      <text:list xml:id="list6594658" text:style-name="L6">
        <text:list-item>
          <text:p text:style-name="P6"><text:span text:style-name="Source_20_Text">name: fullName</text:span> — rename variable</text:p>
        </text:list-item>
        <text:list-item>
          <text:p text:style-name="P6"><text:span text:style-name="Source_20_Text">country = 'India'</text:span> — assign default if property missing</text:p>
        </text:list-item>
      </text:list>
      <text:p text:style-name="Horizontal_20_Line"/>
      <text:h text:style-name="Heading_20_1" text:outline-level="1">🧩 <text:span text:style-name="Strong_20_Emphasis">6. Object.keys(), Object.values(), Object.entries()</text:span></text:h>
      <text:h text:style-name="Heading_20_2" text:outline-level="2">✔ Object.keys(obj)</text:h>
      <text:p text:style-name="Text_20_body">Returns an array of all keys.</text:p>
      <text:h text:style-name="Heading_20_2" text:outline-level="2">✔ Object.values(obj)</text:h>
      <text:p text:style-name="Text_20_body">Returns an array of all values.</text:p>
      <text:h text:style-name="Heading_20_2" text:outline-level="2">✔ Object.entries(obj)</text:h>
      <text:p text:style-name="Text_20_body">Returns an array of <text:span text:style-name="Source_20_Text">[key, value]</text:span> pairs.</text:p>
      <text:p text:style-name="Horizontal_20_Line"/>
      <text:h text:style-name="Heading_20_3" text:outline-level="3">Example:</text:h>
      <text:p text:style-name="Preformatted_20_Text"><text:span text:style-name="Source_20_Text">const person = { name: 'Ravi', age: 22 };</text:span></text:p>
      <text:p text:style-name="P11"><text:span text:style-name="Source_20_Text">console.log(Object.values(person)); </text:span></text:p>
      <text:p text:style-name="Text_20_body">Result:<text:line-break/><text:span text:style-name="Source_20_Text">['Ravi', 22]</text:span></text:p>
      <text:p text:style-name="Horizontal_20_Line"/>
      <text:h text:style-name="Heading_20_1" text:outline-level="1">🔁 <text:span text:style-name="Strong_20_Emphasis">7. Iterating Over an Object</text:span></text:h>
      <text:h text:style-name="Heading_20_2" text:outline-level="2">✔ Iterate Over Values:</text:h>
      <text:p text:style-name="Preformatted_20_Text"><text:span text:style-name="Source_20_Text">for (const val of Object.values(person)) {</text:span></text:p>
      <text:p text:style-name="Preformatted_20_Text"><text:span text:style-name="Source_20_Text"><text:s text:c="2"/>console.log(val);</text:span></text:p>
      <text:p text:style-name="P11"><text:span text:style-name="Source_20_Text">}</text:span></text:p>
      <text:h text:style-name="Heading_20_2" text:outline-level="2"><text:soft-page-break/>✔ Iterate Over Key–Value Pairs:</text:h>
      <text:p text:style-name="Preformatted_20_Text"><text:span text:style-name="Source_20_Text">for (const [key, value] of Object.entries(person)) {</text:span></text:p>
      <text:p text:style-name="Preformatted_20_Text"><text:span text:style-name="Source_20_Text"><text:s text:c="2"/>console.log(key, value);</text:span></text:p>
      <text:p text:style-name="P11"><text:span text:style-name="Source_20_Text">}</text:span></text:p>
      <text:p text:style-name="Text_20_body"/>
      <text:h text:style-name="Heading_20_1" text:outline-level="1">🧩 <text:span text:style-name="Strong_20_Emphasis">8. Shallow Copy of Objects</text:span></text:h>
      <text:p text:style-name="Text_20_body"><text:span text:style-name="Strong_20_Emphasis">Definition:</text:span><text:line-break/>A shallow copy duplicates only the top-level properties.<text:line-break/>Nested objects/arrays <text:span text:style-name="Strong_20_Emphasis">share the same reference</text:span>.</text:p>
      <text:p text:style-name="Horizontal_20_Line"/>
      <text:h text:style-name="Heading_20_2" text:outline-level="2">Spread Example:</text:h>
      <text:p text:style-name="Preformatted_20_Text"><text:span text:style-name="Source_20_Text">const original = { name: 'Ravi', skills: ['js', 'html'] };</text:span></text:p>
      <text:p text:style-name="P11"><text:span text:style-name="Source_20_Text">const copy = { ...original };</text:span></text:p>
      <text:p text:style-name="Text_20_body"/>
      <text:p text:style-name="Horizontal_20_Line"/>
      <text:h text:style-name="Heading_20_1" text:outline-level="1">🧩 <text:span text:style-name="Strong_20_Emphasis">9. Exercise — Merge Two Objects Immutably</text:span></text:h>
      <text:p text:style-name="Preformatted_20_Text"><text:span text:style-name="Source_20_Text">const a = { name: 'Ravi', city: 'Mumbai' };</text:span></text:p>
      <text:p text:style-name="Preformatted_20_Text"><text:span text:style-name="Source_20_Text">const b = { age: 22, city: 'Pune' };</text:span></text:p>
      <text:p text:style-name="Preformatted_20_Text"/>
      <text:p text:style-name="P11"><text:span text:style-name="Source_20_Text">const merged = { ...a, ...b };</text:span></text:p>
      <text:p text:style-name="Text_20_body"/>
      <text:p text:style-name="Horizontal_20_Line"/>
      <text:h text:style-name="Heading_20_1" text:outline-level="1">🧩 <text:span text:style-name="Strong_20_Emphasis">10. Quiz</text:span></text:h>
      <text:p text:style-name="Text_20_body"><text:span text:style-name="Strong_20_Emphasis">Question:</text:span><text:line-break/>How do you iterate over the values of an object?</text:p>
      <text:p text:style-name="Text_20_body"><text:span text:style-name="Strong_20_Emphasis">Answer:</text:span><text:line-break/><text:span text:style-name="Source_20_Text">for (const value of Object.values(obj)) { }</text:span></text:p>
      <text:p text:style-name="Horizontal_20_Line"/>
      <text:h text:style-name="Heading_20_1" text:outline-level="1"><text:soft-page-break/>🏁 <text:span text:style-name="Strong_20_Emphasis">SUMMARY</text:span></text:h>
      <text:list xml:id="list3596216622" text:style-name="L10">
        <text:list-item>
          <text:p text:style-name="P10">Object = key–value data structure</text:p>
        </text:list-item>
        <text:list-item>
          <text:p text:style-name="P10">Dot notation = simple access</text:p>
        </text:list-item>
        <text:list-item>
          <text:p text:style-name="P10">Bracket notation = dynamic keys</text:p>
        </text:list-item>
        <text:list-item>
          <text:p text:style-name="P10">Computed properties = build keys dynamically</text:p>
        </text:list-item>
        <text:list-item>
          <text:p text:style-name="P10">Methods use <text:span text:style-name="Source_20_Text">this</text:span> → avoid arrow functions</text:p>
        </text:list-item>
        <text:list-item>
          <text:p text:style-name="P10">Destructuring extracts selected values</text:p>
        </text:list-item>
        <text:list-item>
          <text:p text:style-name="P10">Object.keys/values/entries help in iteration</text:p>
        </text:list-item>
        <text:list-item>
          <text:p text:style-name="P10">Spread operator creates shallow copies</text:p>
        </text:list-item>
        <text:list-item>
          <text:p text:style-name="P10">Merging objects with spread keeps immutability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30T17:14:26.411000000</meta:creation-date>
    <dc:date>2025-11-30T17:17:10.234000000</dc:date>
    <meta:editing-duration>PT2M44S</meta:editing-duration>
    <meta:editing-cycles>1</meta:editing-cycles>
    <meta:document-statistic meta:table-count="0" meta:image-count="0" meta:object-count="0" meta:page-count="6" meta:paragraph-count="106" meta:word-count="614" meta:character-count="3725" meta:non-whitespace-character-count="3197"/>
    <meta:generator>Neat_Office/6.2.8.2$Windows_x86 LibreOffice_project/</meta:generator>
  </office:meta>
</office:document-meta>
</file>